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JIA FERNANDEZ, JOSU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20632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JIA FERNANDEZ, JOSUE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206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65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10965</text:p>
          </table:table-cell>
          <table:table-cell table:style-name="Tabla2.A2" office:value-type="string">
            <text:p text:style-name="P7">51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627228</text:p>
          </table:table-cell>
          <table:table-cell table:style-name="Tabla2.A2" office:value-type="string">
            <text:p text:style-name="P7">1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PRESTIGIO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2:13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